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Heading_20_2">
      <style:paragraph-properties>
        <style:tab-stops>
          <style:tab-stop style:position="0.75in"/>
        </style:tab-stops>
      </style:paragraph-properties>
    </style:style>
    <style:style style:name="P12" style:family="paragraph" style:parent-style-name="Heading_20_2">
      <style:paragraph-properties>
        <style:tab-stops>
          <style:tab-stop style:position="0.6252in"/>
        </style:tab-stops>
      </style:paragraph-properties>
    </style:style>
    <style:style style:name="P13" style:family="paragraph" style:parent-style-name="Heading_20_2">
      <style:paragraph-properties>
        <style:tab-stops>
          <style:tab-stop style:position="0.5in"/>
        </style:tab-stops>
      </style:paragraph-properties>
    </style:style>
    <style:style style:name="P14" style:family="paragraph" style:parent-style-name="Heading_20_2">
      <style:paragraph-properties>
        <style:tab-stops>
          <style:tab-stop style:position="0.75in"/>
          <style:tab-stop style:position="0.8752in"/>
        </style:tab-stops>
      </style:paragraph-properties>
    </style:style>
    <style:style style:name="P15" style:family="paragraph" style:parent-style-name="Heading_20_3">
      <style:paragraph-properties>
        <style:tab-stops>
          <style:tab-stop style:position="0.75in"/>
        </style:tab-stops>
      </style:paragraph-properties>
    </style:style>
    <style:style style:name="P16" style:family="paragraph" style:parent-style-name="Glossary_20_Header">
      <style:paragraph-properties fo:margin-left="0in" fo:margin-right="0in" fo:text-indent="0in" style:auto-text-indent="false"/>
    </style:style>
    <style:style style:name="P17" style:family="paragraph" style:parent-style-name="Text_20_body">
      <style:text-properties style:font-name="Times New Roman"/>
    </style:style>
    <style:style style:name="P18" style:family="paragraph" style:parent-style-name="Text_20_body">
      <style:text-properties style:font-name="Arial1"/>
    </style:style>
    <style:style style:name="P19" style:family="paragraph" style:parent-style-name="CodeBlock">
      <style:text-properties fo:font-size="9pt" style:font-size-asian="9pt" style:font-size-complex="9pt"/>
    </style:style>
    <style:style style:name="P20" style:family="paragraph" style:parent-style-name="CodeBlock">
      <style:text-properties fo:font-size="10pt" style:font-size-asian="10pt" style:font-size-complex="10pt"/>
    </style:style>
    <style:style style:name="P21" style:family="paragraph" style:parent-style-name="CodeBlock">
      <style:text-properties fo:font-weight="normal" style:font-weight-asian="normal" style:font-weight-complex="normal"/>
    </style:style>
    <style:style style:name="P22" style:family="paragraph" style:parent-style-name="CodeBlock">
      <style:text-properties fo:font-weight="bold"/>
    </style:style>
    <style:style style:name="P23" style:family="paragraph" style:parent-style-name="CodeBlock">
      <style:text-properties fo:font-style="normal" style:font-style-asian="normal" style:font-style-complex="normal"/>
    </style:style>
    <style:style style:name="P24" style:family="paragraph" style:parent-style-name="Heading_20_1">
      <style:paragraph-properties fo:margin-left="0.0209in" fo:margin-right="0in" fo:text-indent="0in" style:auto-text-indent="false"/>
    </style:style>
    <style:style style:name="P25" style:family="paragraph" style:parent-style-name="Standard">
      <style:paragraph-properties fo:margin-left="0.0209in" fo:margin-right="0in" fo:text-indent="0in" style:auto-text-indent="false"/>
    </style:style>
    <style:style style:name="P26"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7" style:family="paragraph" style:parent-style-name="Standard" style:list-style-name="WW8Num39"/>
    <style:style style:name="P28" style:family="paragraph" style:parent-style-name="Standard" style:list-style-name="WW8Num30"/>
    <style:style style:name="P29" style:family="paragraph" style:parent-style-name="Standard" style:list-style-name="WW8Num12"/>
    <style:style style:name="P30" style:family="paragraph" style:parent-style-name="Standard" style:list-style-name="WW8Num23"/>
    <style:style style:name="P31" style:family="paragraph" style:parent-style-name="Standard" style:list-style-name="WW8Num37"/>
    <style:style style:name="P32" style:family="paragraph" style:parent-style-name="Standard" style:list-style-name="WW8Num33"/>
    <style:style style:name="P33" style:family="paragraph" style:parent-style-name="Standard" style:list-style-name="WW8Num14"/>
    <style:style style:name="P34" style:family="paragraph" style:parent-style-name="Standard" style:list-style-name="WW8Num19">
      <style:paragraph-properties fo:margin-top="0.1945in" fo:margin-bottom="0in" fo:keep-with-next="always"/>
    </style:style>
    <style:style style:name="P35" style:family="paragraph" style:parent-style-name="Standard" style:list-style-name="WW8Num19">
      <style:paragraph-properties fo:margin-top="0in" fo:margin-bottom="0in" fo:keep-with-next="always"/>
    </style:style>
    <style:style style:name="P36" style:family="paragraph" style:parent-style-name="Standard" style:list-style-name="WW8Num19">
      <style:paragraph-properties fo:margin-top="0in" fo:margin-bottom="0in"/>
    </style:style>
    <style:style style:name="P37" style:family="paragraph" style:parent-style-name="Standard" style:list-style-name="WW8Num19">
      <style:paragraph-properties fo:margin-top="0in" fo:margin-bottom="0.1945in" fo:keep-with-next="always"/>
    </style:style>
    <style:style style:name="P38" style:family="paragraph" style:parent-style-name="Standard" style:list-style-name="WW8Num35">
      <style:paragraph-properties fo:keep-with-next="alway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2">
      <style:paragraph-properties>
        <style:tab-stops>
          <style:tab-stop style:position="5.8335in" style:type="right" style:leader-style="dotted" style:leader-text="."/>
        </style:tab-stops>
      </style:paragraph-properties>
    </style:style>
    <style:style style:name="P41" style:family="paragraph" style:parent-style-name="CodeBlock">
      <style:text-properties fo:font-weight="normal" style:font-weight-asian="normal"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6"/>
      <text:p text:style-name="P1"/>
      <text:p text:style-name="P2">Carbonado<text:span text:style-name="T1">™</text:span> 1.2 User Guide</text:p>
      <text:p text:style-name="P3"><text:modification-date style:data-style-name="N84">2008-05-26</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39">1 <text:a xlink:type="simple" xlink:href="#1.Introduction|outline" text:style-name="Internet_20_link" text:visited-style-name="Internet_20_link">Introduction</text:a><text:tab/>3</text:p>
          <text:p text:style-name="P39">2 <text:a xlink:type="simple" xlink:href="#2.Overview|outline" text:style-name="Internet_20_link" text:visited-style-name="Internet_20_link">Overview</text:a><text:tab/>4</text:p>
          <text:p text:style-name="P39">3 <text:a xlink:type="simple" xlink:href="#3.The Repository|outline" text:style-name="Internet_20_link" text:visited-style-name="Internet_20_link">The Repository</text:a><text:tab/>5</text:p>
          <text:p text:style-name="P40">3.1<text:a xlink:type="simple" xlink:href="#3.1.Opening Repositories|outline" text:style-name="Internet_20_link" text:visited-style-name="Internet_20_link"> Opening Repositories</text:a><text:tab/>6</text:p>
          <text:p text:style-name="P40">3.2<text:a xlink:type="simple" xlink:href="#3.2.Repository operations|outline" text:style-name="Internet_20_link" text:visited-style-name="Internet_20_link"> Repository operations</text:a><text:tab/>6</text:p>
          <text:p text:style-name="P40">3.3<text:a xlink:type="simple" xlink:href="#3.3.Future direction|outline" text:style-name="Internet_20_link" text:visited-style-name="Internet_20_link"> Future direction</text:a><text:tab/>8</text:p>
          <text:p text:style-name="P39">4 <text:a xlink:type="simple" xlink:href="#4.Storables|outline" text:style-name="Internet_20_link" text:visited-style-name="Internet_20_link">Storables</text:a><text:tab/>9</text:p>
          <text:p text:style-name="P40">4.1<text:a xlink:type="simple" xlink:href="#4.1.Annotations|outline" text:style-name="Internet_20_link" text:visited-style-name="Internet_20_link"> Annotations</text:a><text:tab/>11</text:p>
          <text:p text:style-name="P40">4.2<text:a xlink:type="simple" xlink:href="#4.2.Adapters|outline" text:style-name="Internet_20_link" text:visited-style-name="Internet_20_link"> Adapters</text:a><text:tab/>16</text:p>
          <text:p text:style-name="P40">4.3<text:a xlink:type="simple" xlink:href="#4.3.Constraints|outline" text:style-name="Internet_20_link" text:visited-style-name="Internet_20_link"> Constraints</text:a><text:tab/>18</text:p>
          <text:p text:style-name="P40">4.4<text:a xlink:type="simple" xlink:href="#4.4.Derived properties|outline" text:style-name="Internet_20_link" text:visited-style-name="Internet_20_link"> Derived properties</text:a><text:tab/>20</text:p>
          <text:p text:style-name="P39">5 <text:a xlink:type="simple" xlink:href="#5.CRUD operations: Create, Retrieve, Update, Delete|outline" text:style-name="Internet_20_link" text:visited-style-name="Internet_20_link">CRUD operations: Create, Retrieve, Update, Delete</text:a><text:tab/>21</text:p>
          <text:p text:style-name="P40">5.1<text:a xlink:type="simple" xlink:href="#5.1.Insert|outline" text:style-name="Internet_20_link" text:visited-style-name="Internet_20_link"> Insert</text:a><text:tab/>22</text:p>
          <text:p text:style-name="P40">5.2<text:a xlink:type="simple" xlink:href="#5.2.Load|outline" text:style-name="Internet_20_link" text:visited-style-name="Internet_20_link"> Load</text:a><text:tab/>22</text:p>
          <text:p text:style-name="P40">5.3<text:a xlink:type="simple" xlink:href="#5.3.Update|outline" text:style-name="Internet_20_link" text:visited-style-name="Internet_20_link"> Update</text:a><text:tab/>23</text:p>
          <text:p text:style-name="P40">5.4<text:a xlink:type="simple" xlink:href="#5.4.Delete|outline" text:style-name="Internet_20_link" text:visited-style-name="Internet_20_link"> Delete</text:a><text:tab/>23</text:p>
          <text:p text:style-name="P39">6 <text:a xlink:type="simple" xlink:href="#6.Queries|outline" text:style-name="Internet_20_link" text:visited-style-name="Internet_20_link">Queries</text:a><text:tab/>24</text:p>
          <text:p text:style-name="P40">6.1<text:a xlink:type="simple" xlink:href="#6.1.Filters|outline" text:style-name="Internet_20_link" text:visited-style-name="Internet_20_link"> Filters</text:a><text:tab/>24</text:p>
          <text:p text:style-name="P40">6.2<text:a xlink:type="simple" xlink:href="#6.2.Cursors|outline" text:style-name="Internet_20_link" text:visited-style-name="Internet_20_link"> Cursors</text:a><text:tab/>25</text:p>
          <text:p text:style-name="P40">6.3<text:a xlink:type="simple" xlink:href="#6.3.Ordering|outline" text:style-name="Internet_20_link" text:visited-style-name="Internet_20_link"> Ordering</text:a><text:tab/>26</text:p>
          <text:p text:style-name="P40">6.4<text:a xlink:type="simple" xlink:href="#6.4.Offsets and limits|outline" text:style-name="Internet_20_link" text:visited-style-name="Internet_20_link"> Offsets and limits</text:a><text:tab/>26</text:p>
          <text:p text:style-name="P40">6.5<text:a xlink:type="simple" xlink:href="#6.5.Single result queries|outline" text:style-name="Internet_20_link" text:visited-style-name="Internet_20_link"> Single result queries</text:a><text:tab/>27</text:p>
          <text:p text:style-name="P40">6.6<text:a xlink:type="simple" xlink:href="#6.6.Counting results|outline" text:style-name="Internet_20_link" text:visited-style-name="Internet_20_link"> Counting results</text:a><text:tab/>28</text:p>
          <text:p text:style-name="P40">6.7<text:a xlink:type="simple" xlink:href="#6.7.Result set deletion|outline" text:style-name="Internet_20_link" text:visited-style-name="Internet_20_link"> Result set deletion</text:a><text:tab/>28</text:p>
          <text:p text:style-name="P40">6.8<text:a xlink:type="simple" xlink:href="#6.8.Boolean logic|outline" text:style-name="Internet_20_link" text:visited-style-name="Internet_20_link"> Boolean logic</text:a><text:tab/>28</text:p>
          <text:p text:style-name="P40">6.9<text:a xlink:type="simple" xlink:href="#6.9.Execution plans and native queries|outline" text:style-name="Internet_20_link" text:visited-style-name="Internet_20_link"> Execution plans and native queries</text:a><text:tab/>29</text:p>
          <text:p text:style-name="P39">7 <text:a xlink:type="simple" xlink:href="#7.Joins|outline" text:style-name="Internet_20_link" text:visited-style-name="Internet_20_link">Joins</text:a><text:tab/>31</text:p>
          <text:p text:style-name="P40">7.1<text:a xlink:type="simple" xlink:href="#7.1.Many-to-one joins|outline" text:style-name="Internet_20_link" text:visited-style-name="Internet_20_link"> Many-to-one joins</text:a><text:tab/>31</text:p>
          <text:p text:style-name="P40">7.2<text:a xlink:type="simple" xlink:href="#7.2.One-to-one joins|outline" text:style-name="Internet_20_link" text:visited-style-name="Internet_20_link"> One-to-one joins</text:a><text:tab/>33</text:p>
          <text:p text:style-name="P40">7.3<text:a xlink:type="simple" xlink:href="#7.3.One-to-many joins|outline" text:style-name="Internet_20_link" text:visited-style-name="Internet_20_link"> One-to-many joins</text:a><text:tab/>34</text:p>
          <text:p text:style-name="P40">7.4<text:a xlink:type="simple" xlink:href="#7.4.Natural joins|outline" text:style-name="Internet_20_link" text:visited-style-name="Internet_20_link"> Natural joins</text:a><text:tab/>34</text:p>
          <text:p text:style-name="P40">7.5<text:a xlink:type="simple" xlink:href="#7.5.Queries with joins|outline" text:style-name="Internet_20_link" text:visited-style-name="Internet_20_link"> Queries with joins</text:a><text:tab/>36</text:p>
          <text:p text:style-name="P39">8 <text:a xlink:type="simple" xlink:href="#8.Indexing|outline" text:style-name="Internet_20_link" text:visited-style-name="Internet_20_link">Indexing</text:a><text:tab/>39</text:p>
          <text:p text:style-name="P40">8.1<text:a xlink:type="simple" xlink:href="#8.1.Index set reduction|outline" text:style-name="Internet_20_link" text:visited-style-name="Internet_20_link"> Index set reduction</text:a><text:tab/>40</text:p>
          <text:p text:style-name="P40">8.2<text:a xlink:type="simple" xlink:href="#8.2.Clustered indexes|outline" text:style-name="Internet_20_link" text:visited-style-name="Internet_20_link"> Clustered indexes</text:a><text:tab/>40</text:p>
          <text:p text:style-name="P40">8.3<text:a xlink:type="simple" xlink:href="#8.3.Adding and dropping|outline" text:style-name="Internet_20_link" text:visited-style-name="Internet_20_link"> Adding and dropping</text:a><text:tab/>40</text:p>
          <text:p text:style-name="P40">8.4<text:a xlink:type="simple" xlink:href="#8.4.Indexing derived properties|outline" text:style-name="Internet_20_link" text:visited-style-name="Internet_20_link"> Indexing derived properties</text:a><text:tab/>41</text:p>
          <text:p text:style-name="P39">9 <text:a xlink:type="simple" xlink:href="#9.Transactions|outline" text:style-name="Internet_20_link" text:visited-style-name="Internet_20_link">Transactions</text:a><text:tab/>44</text:p>
          <text:p text:style-name="P40">9.1<text:a xlink:type="simple" xlink:href="#9.1.Commits|outline" text:style-name="Internet_20_link" text:visited-style-name="Internet_20_link"> Commits</text:a><text:tab/>44</text:p>
          <text:p text:style-name="P40"><text:soft-page-break/>9.2<text:a xlink:type="simple" xlink:href="#9.2.Nested transactions|outline" text:style-name="Internet_20_link" text:visited-style-name="Internet_20_link"> Nested transactions</text:a><text:tab/>45</text:p>
          <text:p text:style-name="P40">9.3<text:a xlink:type="simple" xlink:href="#9.3.Isolation level|outline" text:style-name="Internet_20_link" text:visited-style-name="Internet_20_link"> Isolation level</text:a><text:tab/>45</text:p>
          <text:p text:style-name="P40">9.4<text:a xlink:type="simple" xlink:href="#9.4.Update mode|outline" text:style-name="Internet_20_link" text:visited-style-name="Internet_20_link"> Update mode</text:a><text:tab/>46</text:p>
          <text:p text:style-name="P40">9.5<text:a xlink:type="simple" xlink:href="#9.5.Top-level transactions|outline" text:style-name="Internet_20_link" text:visited-style-name="Internet_20_link"> Top-level transactions</text:a><text:tab/>47</text:p>
          <text:p text:style-name="P40">9.6<text:a xlink:type="simple" xlink:href="#9.6.Detaching transactions|outline" text:style-name="Internet_20_link" text:visited-style-name="Internet_20_link"> Detaching transactions</text:a><text:tab/>47</text:p>
          <text:p text:style-name="P39">10 <text:a xlink:type="simple" xlink:href="#10.Exceptions|outline" text:style-name="Internet_20_link" text:visited-style-name="Internet_20_link">Exceptions</text:a><text:tab/>49</text:p>
          <text:p text:style-name="P40">10.1<text:a xlink:type="simple" xlink:href="#10.1. Exception conversion|outline" text:style-name="Internet_20_link" text:visited-style-name="Internet_20_link"> <text:s/>Exception conversion</text:a><text:tab/>49</text:p>
          <text:p text:style-name="P40">10.2<text:a xlink:type="simple" xlink:href="#10.2. Deadlock and optimistic lock retry|outline" text:style-name="Internet_20_link" text:visited-style-name="Internet_20_link"> <text:s/>Deadlock and optimistic lock retry</text:a><text:tab/>50</text:p>
          <text:p text:style-name="P39">11 <text:a xlink:type="simple" xlink:href="#11.LOBs|outline" text:style-name="Internet_20_link" text:visited-style-name="Internet_20_link">LOBs</text:a><text:tab/>51</text:p>
          <text:p text:style-name="P40">11.1<text:a xlink:type="simple" xlink:href="#11.1. Stream access|outline" text:style-name="Internet_20_link" text:visited-style-name="Internet_20_link"> <text:s/>Stream access</text:a><text:tab/>51</text:p>
          <text:p text:style-name="P40">11.2<text:a xlink:type="simple" xlink:href="#11.2. String conversion|outline" text:style-name="Internet_20_link" text:visited-style-name="Internet_20_link"> <text:s/>String conversion</text:a><text:tab/>52</text:p>
          <text:p text:style-name="P39">12 <text:a xlink:type="simple" xlink:href="#12.Triggers|outline" text:style-name="Internet_20_link" text:visited-style-name="Internet_20_link">Triggers</text:a><text:tab/>54</text:p>
          <text:p text:style-name="P40">12.1<text:a xlink:type="simple" xlink:href="#12.1. Trigger class|outline" text:style-name="Internet_20_link" text:visited-style-name="Internet_20_link"> <text:s/>Trigger class</text:a><text:tab/>54</text:p>
          <text:p text:style-name="P40">12.2<text:a xlink:type="simple" xlink:href="#12.2. Registration|outline" text:style-name="Internet_20_link" text:visited-style-name="Internet_20_link"> <text:s/>Registration</text:a><text:tab/>55</text:p>
          <text:p text:style-name="P40">12.3<text:a xlink:type="simple" xlink:href="#12.3. Accessing old Storable value|outline" text:style-name="Internet_20_link" text:visited-style-name="Internet_20_link"> <text:s/>Accessing old Storable value</text:a><text:tab/>55</text:p>
          <text:p text:style-name="P40">12.4<text:a xlink:type="simple" xlink:href="#12.4. Generic Triggers|outline" text:style-name="Internet_20_link" text:visited-style-name="Internet_20_link"> <text:s/>Generic Triggers</text:a><text:tab/>56</text:p>
          <text:p text:style-name="P39">13 <text:a xlink:type="simple" xlink:href="#13.Available Repositories and Capabilities|outline" text:style-name="Internet_20_link" text:visited-style-name="Internet_20_link">Available Repositories and Capabilities</text:a><text:tab/>57</text:p>
          <text:p text:style-name="P40">13.1<text:a xlink:type="simple" xlink:href="#13.1. Sleepycat – Berkeley Database|outline" text:style-name="Internet_20_link" text:visited-style-name="Internet_20_link"> <text:s/>Sleepycat – Berkeley Database</text:a><text:tab/>57</text:p>
          <text:p text:style-name="P40">13.2<text:a xlink:type="simple" xlink:href="#13.2. JDBC|outline" text:style-name="Internet_20_link" text:visited-style-name="Internet_20_link"> <text:s/>JDBC</text:a><text:tab/>57</text:p>
          <text:p text:style-name="P40">13.3<text:a xlink:type="simple" xlink:href="#13.3. Replicated|outline" text:style-name="Internet_20_link" text:visited-style-name="Internet_20_link"> <text:s/>Replicated</text:a><text:tab/>58</text:p>
          <text:p text:style-name="P40">13.4<text:a xlink:type="simple" xlink:href="#13.4. Volatile Map|outline" text:style-name="Internet_20_link" text:visited-style-name="Internet_20_link"> <text:s/>Volatile Map</text:a><text:tab/>59</text:p>
          <text:p text:style-name="P39">14 <text:a xlink:type="simple" xlink:href="#14.Advanced|outline" text:style-name="Internet_20_link" text:visited-style-name="Internet_20_link">Advanced</text:a><text:tab/>60</text:p>
          <text:p text:style-name="P40">14.1<text:a xlink:type="simple" xlink:href="#14.1. Filter Construction|outline" text:style-name="Internet_20_link" text:visited-style-name="Internet_20_link"> <text:s/>Filter Construction</text:a><text:tab/>60</text:p>
          <text:p text:style-name="P40">14.2<text:a xlink:type="simple" xlink:href="#14.2. Specialized Cursors|outline" text:style-name="Internet_20_link" text:visited-style-name="Internet_20_link"> <text:s/>Specialized Cursors</text:a><text:tab/>60</text:p>
          <text:p text:style-name="P39">15 <text:a xlink:type="simple" xlink:href="#15.Glossary|outline" text:style-name="Internet_20_link" text:visited-style-name="Internet_20_link">Glossary</text:a><text:tab/>62</text:p>
          <text:p text:style-name="P39">16 <text:a xlink:type="simple" xlink:href="#16.Appendix: Hello World example|outline" text:style-name="Internet_20_link" text:visited-style-name="Internet_20_link">Appendix: Hello World example</text:a><text:tab/>65</text:p>
          <text:p text:style-name="P39">17 <text:a xlink:type="simple" xlink:href="#17.Appendix: Query Execution Plan|outline" text:style-name="Internet_20_link" text:visited-style-name="Internet_20_link">Appendix: Query Execution Plan</text:a><text:tab/>68</text:p>
          <text:p text:style-name="P40">17.1<text:a xlink:type="simple" xlink:href="#17.1. Index properties|outline" text:style-name="Internet_20_link" text:visited-style-name="Internet_20_link"> <text:s/>Index properties</text:a><text:tab/>68</text:p>
          <text:p text:style-name="P40">17.2<text:a xlink:type="simple" xlink:href="#17.2. Data sources |outline" text:style-name="Internet_20_link" text:visited-style-name="Internet_20_link"> <text:s/>Data sources </text:a><text:tab/>69</text:p>
          <text:p text:style-name="P40">17.3<text:a xlink:type="simple" xlink:href="#17.3. Data processing |outline" text:style-name="Internet_20_link" text:visited-style-name="Internet_20_link"> <text:s/>Data processing </text:a><text:tab/>71</text:p>
          <text:p text:style-name="P39">18 <text:a xlink:type="simple" xlink:href="#18.Appendix: Recommended practices|outline" text:style-name="Internet_20_link" text:visited-style-name="Internet_20_link">Appendix: Recommended practices</text:a><text:tab/>75</text:p>
          <text:p text:style-name="P40">18.1<text:a xlink:type="simple" xlink:href="#18.1. Scope Storables privately|outline" text:style-name="Internet_20_link" text:visited-style-name="Internet_20_link"> <text:s/>Scope Storables privately</text:a><text:tab/>75</text:p>
          <text:p text:style-name="P40">18.2<text:a xlink:type="simple" xlink:href="#18.2. Primary key design|outline" text:style-name="Internet_20_link" text:visited-style-name="Internet_20_link"> <text:s/>Primary key design</text:a><text:tab/>75</text:p>
          <text:p text:style-name="P40">18.3<text:a xlink:type="simple" xlink:href="#18.3. Versioning|outline" text:style-name="Internet_20_link" text:visited-style-name="Internet_20_link"> <text:s/>Versioning</text:a><text:tab/>75</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7"><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7"><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7"><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7"><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7"><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7"><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text:soft-page-brea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text:soft-page-brea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oft-page-brea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text:soft-page-break/>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8"><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9"><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30"><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text:soft-page-break/>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text:soft-page-break/>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text:soft-page-break/>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ext:soft-page-break/>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oft-page-brea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text:soft-page-brea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text:soft-page-break/></text:p>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23"><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text:style-name="WW8Num19">
        <text:list-item>
          <text:p text:style-name="P34"><text:soft-page-break/>Literals are not allowed</text:p>
        </text:list-item>
        <text:list-item>
          <text:p text:style-name="P35">Logical ‘and’ operator has precedence over ‘or’</text:p>
        </text:list-item>
        <text:list-item>
          <text:p text:style-name="P35">Logical ‘not’ operator has precedence over ‘and’</text:p>
        </text:list-item>
        <text:list-item>
          <text:p text:style-name="P36">Properties cannot be compared against each other</text:p>
        </text:list-item>
        <text:list-item>
          <text:p text:style-name="P37">‘?’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21"/>
      <text:p text:style-name="P21"><text:s text:c="4"/>// Fetch a slice of matching records</text:p>
      <text:p text:style-name="P21"><text:s text:c="4"/>long from = (pageNumber - 1) * pageSize;</text:p>
      <text:p text:style-name="P21"><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oft-page-brea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oft-page-brea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join property which does not exist, a FetchNoneException is thrown. If the join is annotated as Nullable, null is returned in this case instead.</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38">load or tryLoad</text:p>
        </text:list-item>
        <text:list-item>
          <text:p text:style-name="P38">insert or tryInsert</text:p>
        </text:list-item>
        <text:list-item>
          <text:p text:style-name="P38">update or tryUpdate</text:p>
        </text:list-item>
        <text:list-item>
          <text:p text:style-name="P38">delete or tryDelete</text:p>
        </text:list-item>
        <text:list-item>
          <text:p text:style-name="P38">markPropertiesClean</text:p>
        </text:list-item>
        <text:list-item>
          <text:p text:style-name="P38">markPropertiesDirty</text:p>
        </text:list-item>
      </text:list>
      <text:p text:style-name="Standard"/>
      <text:p text:style-name="Standard">If defined, a join property set method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text:soft-page-break/></text:p>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21"><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If it was not Nullable, calling getAdminInfo would throw a FetchNoneException if no matching PrivilegedUser record existed. </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text:soft-page-break/>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text:soft-page-break/>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oft-page-brea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 text:c="4"/>query = storage.query</text:p>
      <text:p text:style-name="CodeBlock"><text:s text:c="8"/>(<text:span text:style-name="T12">"homeAddress.country(name = ? | language = ?)");</text:span></text:p>
      <text:p text:style-name="P21"/>
      <text:p text:style-name="CodeBlock"><text:s text:c="4"/>query = storage.query</text:p>
      <text:p text:style-name="P21"><text:s text:c="8"/>("homeAddress(country.name = ? | country.language = ?)");</text:p>
      <text:p text:style-name="P21"/>
      <text:p text:style-name="CodeBlock"><text:s text:c="4"/>query = storage.query</text:p>
      <text:p text:style-name="P21"><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21"><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21"><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text:soft-page-break/>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23"><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Standard"><text:span text:style-name="T14"/></text:p>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CodeBlock"><text:span text:style-name="T14"><text:s text:c="4"/>}</text:span></text:p>
      <text:p text:style-name="Standard"><text:span text:style-name="T14"/></text:p>
      <text:p text:style-name="Text_20_body"><text:span text:style-name="T14">This kind of transaction is useful when a commit must absolutely succeed, even if the current thread is already in a transaction scope. If there was an outer transaction, then an inner commit might still be rolled back by the outer transaction.</text:span></text:p>
      <text:p text:style-name="Text_20_body"><text:span text:style-name="T14">Requesting top-level transactions can be deadlock prone if the current thread is already in a transaction scope. The top-level transaction may not be able to obtain locks held by the outer transaction.</text:span></text:p>
      <text:p text:style-name="Text_20_body"><text:span text:style-name="T14">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span></text:p>
      <text:p text:style-name="Text_20_body"><text:span text:style-name="T14">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span></text:p>
      <text:h text:style-name="Heading_20_2" text:outline-level="2"><text:span text:style-name="T14">Detaching transactions</text:span></text:h>
      <text:p text:style-name="Standard"><text:span text:style-name="T14">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span></text:p>
      <text:p text:style-name="Standard"><text:span text:style-name="T14"/></text:p>
      <text:p text:style-name="Standard"><text:span text:style-name="T14">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span></text:p>
      <text:p text:style-name="CodeBlock"><text:soft-page-break/><text:span text:style-name="T14"><text:s text:c="4"/>// Remote call which enters a transaction</text:span></text:p>
      <text:p text:style-name="CodeBlock"><text:span text:style-name="T14"><text:s text:c="4"/>public String enterTransaction() {</text:span></text:p>
      <text:p text:style-name="CodeBlock"><text:span text:style-name="T14"><text:s text:c="8"/>Transaction txn = repository.enterTransaction();</text:span></text:p>
      <text:p text:style-name="CodeBlock"><text:span text:style-name="T14"><text:s text:c="8"/>String txnGuid = addToSession(txn);</text:span></text:p>
      <text:p text:style-name="CodeBlock"><text:span text:style-name="T14"><text:s text:c="8"/></text:span><text:span text:style-name="T15">txn.detach();</text:span></text:p>
      <text:p text:style-name="CodeBlock"><text:span text:style-name="T16"><text:s text:c="8"/>return txnGuid;</text:span></text:p>
      <text:p text:style-name="CodeBlock"><text:span text:style-name="T14"><text:s text:c="4"/>}</text:span></text:p>
      <text:p text:style-name="Standard"><text:span text:style-name="T14"/></text:p>
      <text:p text:style-name="CodeBlock"><text:span text:style-name="T14"><text:s text:c="4"/>// Remote call which operates on a transaction</text:span></text:p>
      <text:p text:style-name="CodeBlock"><text:span text:style-name="T14"><text:s text:c="4"/>public void updateData(String txnGuid, String data) {</text:span></text:p>
      <text:p text:style-name="CodeBlock"><text:span text:style-name="T14"><text:s text:c="8"/>Transaction txn = (Transaction) retrieveFromSession(txnGuid);</text:span></text:p>
      <text:p text:style-name="CodeBlock"><text:span text:style-name="T14"><text:s text:c="8"/></text:span><text:span text:style-name="T15">txn.attach();</text:span></text:p>
      <text:p text:style-name="P21"><text:span text:style-name="T14"><text:s text:c="8"/>try {</text:span></text:p>
      <text:p text:style-name="CodeBlock"><text:span text:style-name="T14"><text:s text:c="12"/>// Perform updates</text:span></text:p>
      <text:p text:style-name="CodeBlock"><text:span text:style-name="T14"><text:s text:c="12"/>...</text:span></text:p>
      <text:p text:style-name="CodeBlock"><text:span text:style-name="T14"><text:s text:c="8"/>} finally {</text:span></text:p>
      <text:p text:style-name="CodeBlock"><text:span text:style-name="T14"><text:s text:c="12"/></text:span><text:span text:style-name="T15">txn.detach();</text:span></text:p>
      <text:p text:style-name="CodeBlock"><text:span text:style-name="T16"><text:s text:c="8"/>}</text:span></text:p>
      <text:p text:style-name="CodeBlock"><text:span text:style-name="T14"><text:s text:c="4"/>}</text:span></text:p>
      <text:p text:style-name="Standard"><text:span text:style-name="T14"/></text:p>
      <text:p text:style-name="CodeBlock"><text:span text:style-name="T14"><text:s text:c="4"/>// Remote call which commits and exits transaction</text:span></text:p>
      <text:p text:style-name="CodeBlock"><text:span text:style-name="T14"><text:s text:c="4"/>public void commitTransaction(String txnGuid) {</text:span></text:p>
      <text:p text:style-name="CodeBlock"><text:span text:style-name="T14"><text:s text:c="8"/>Transaction txn = (Transaction) retrieveFromSession(txnGuid);</text:span></text:p>
      <text:p text:style-name="CodeBlock"><text:span text:style-name="T14"><text:s text:c="8"/>txn.commit();</text:span></text:p>
      <text:p text:style-name="CodeBlock"><text:span text:style-name="T14"><text:s text:c="8"/>txn.exit();</text:span></text:p>
      <text:p text:style-name="CodeBlock"><text:span text:style-name="T14"><text:s text:c="4"/>}</text:span></text:p>
      <text:p text:style-name="Standard"><text:span text:style-name="T14"/></text:p>
      <text:p text:style-name="Standard"><text:span text:style-name="T14">The above example omits code which ensures that transactions are not lost if the remote session is severed. One solution would be to register transactions with a timer. After waiting a predetermined amount of time, the transaction would be automatically exited.</text:span></text:p>
      <text:p text:style-name="Standard"><text:span text:style-name="T14"/></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31">FetchException</text:p>
        </text:list-item>
        <text:list-item>
          <text:p text:style-name="P31">PersistException</text:p>
        </text:list-item>
        <text:list-item>
          <text:p text:style-name="P31">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1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1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2">cannot be a member of a primary or alternate key</text:p>
        </text:list-item>
        <text:list-item>
          <text:p text:style-name="P32">cannot be indexed</text:p>
        </text:list-item>
        <text:list-item>
          <text:p text:style-name="P32">cannot be used in joins</text:p>
        </text:list-item>
        <text:list-item>
          <text:p text:style-name="P3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12"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12"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12"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text:style-name="WW8Num14">
        <text:list-item>
          <text:p text:style-name="P33">Insert triggers</text:p>
          <text:list>
            <text:list-item>
              <text:p text:style-name="P33">beforeInsert</text:p>
            </text:list-item>
            <text:list-item>
              <text:p text:style-name="P33">afterInsert</text:p>
            </text:list-item>
            <text:list-item>
              <text:p text:style-name="P33">failedInsert</text:p>
            </text:list-item>
          </text:list>
        </text:list-item>
        <text:list-item>
          <text:p text:style-name="P33">Update triggers</text:p>
          <text:list>
            <text:list-item>
              <text:p text:style-name="P33">beforeUpdate</text:p>
            </text:list-item>
            <text:list-item>
              <text:p text:style-name="P33">afterUpdate</text:p>
            </text:list-item>
            <text:list-item>
              <text:p text:style-name="P33">failedUpdate</text:p>
            </text:list-item>
          </text:list>
        </text:list-item>
        <text:list-item>
          <text:p text:style-name="P33">Delete triggers</text:p>
          <text:list>
            <text:list-item>
              <text:p text:style-name="P33">beforeDelete</text:p>
            </text:list-item>
            <text:list-item>
              <text:p text:style-name="P33">afterDelete</text:p>
            </text:list-item>
            <text:list-item>
              <text:p text:style-name="P33">failedDelete</text:p>
            </text:list-item>
          </text:list>
        </text:list-item>
        <text:list-item>
          <text:p text:style-name="P33">Load triggers</text:p>
          <text:list>
            <text:list-item>
              <text:p text:style-name="P33">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12"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12"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12"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12"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12"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text:soft-page-break/>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12"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text:soft-page-break/>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22"/>
      <text:p text:style-name="CodeBlock"><text:span text:style-name="T5"><text:s text:c="4"/></text:span><text:span text:style-name="T12">Repository repo = MapRepositoryBuilder.newRepository();</text:span></text:p>
      <text:p text:style-name="P21"/>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13"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3"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5"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5"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5"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15"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6">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text:soft-page-break/>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7">When using a BDB backed repository, Carbonado uses its own rule-based query optimizer to create an execution plan. Calling Query.printPlan() dumps the plan to standard out, or you can pass in a StringBuilder to capture the query plan. </text:p>
      <text:p text:style-name="P17">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7"/>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8"/>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7"/>
      <text:p text:style-name="P17">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8"/>
      <text:p text:style-name="P17">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8"/>
      <text:p text:style-name="Text_20_body">The above query plan shows an index being used to find all users with a given first and last name. The same index can also be used to find a range of records, like all those with a last name that starts with "S": </text:p>
      <text:p text:style-name="P18"/>
      <text:p text:style-name="CodeBlock"><text:span text:style-name="T10">index scan: org.myorg.myapp.stored.MyRecord<text:line-break/>...index: {properties=[+lastName, +firstName, ~userID], unique=true}<text:line-break/>...range filter: lastName &gt;= S &amp; lastName &lt; T</text:span> </text:p>
      <text:p text:style-name="P18"/>
      <text:p text:style-name="Text_20_body">An index can also be used for both range and identity matching. For example, finding all users whose last name is "Smith" and whose first name starts with "J":</text:p>
      <text:p text:style-name="P18"/>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8"/>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8"/>
      <text:p text:style-name="CodeBlock"><text:span text:style-name="T10">reverse index scan: org.myorg.myapp.stored.MyRecord<text:line-break/>...index: {properties=[+lastName, +firstName, ~userID], unique=true}<text:line-break/>...identity filter: lastName = Smith</text:span> </text:p>
      <text:p text:style-name="P18"/>
      <text:p text:style-name="P17">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8"/>
      <text:p text:style-name="CodeBlock"><text:span text:style-name="T10">clustered index scan: org.myorg.myapp.stored.OrderItem<text:line-break/>...index: {properties=[+orderID, +productID], unique=true}<text:line-break/>...identity filter: orderID = ?</text:span> </text:p>
      <text:p text:style-name="P18"/>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8"/>
      <text:p text:style-name="CodeBlock"><text:span text:style-name="T10">index key match: org.myorg.myapp.stored.OrderItem<text:line-break/>...index: {properties=[+orderID, +productID], unique=true}<text:line-break/>...key filter: orderID = ? &amp; productID = ?</text:span> </text:p>
      <text:p text:style-name="P18"/>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20"><text:soft-page-break/>index scan: com.<text:span text:style-name="T9">myorg</text:span>.myapp.stored.MyRecord</text:p>
      <text:p text:style-name="P20">...index: {properties=[+firstName, +lastName, ~userID], unique=true}</text:p>
      <text:p text:style-name="P20">...identity filter: firstName = ?</text:p>
      <text:p text:style-name="P20">...range filter: lastName &gt;= ? &amp; lastName &lt; ?</text:p>
      <text:p text:style-name="Text_20_body"><text:s/></text:p>
      <text:p text:style-name="Text_20_body">If the only available index is instead {"lastName", "firstName"}, the query plan might be:</text:p>
      <text:p text:style-name="Text_20_body"/>
      <text:p text:style-name="P20">filter: firstName = ?</text:p>
      <text:p text:style-name="P20"><text:s text:c="2"/>index scan: com.<text:span text:style-name="T9">myorg</text:span>.myapp.stored.MyRecord</text:p>
      <text:p text:style-name="P20"><text:s text:c="2"/>...index: {properties=[+lastName, +firstName, ~userID], unique=true}</text:p>
      <text:p text:style-name="P20"><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20">index scan: com.myorg.myapp.stored.MyRecord</text:p>
      <text:p text:style-name="P20">...index: {properties=[+lastName, +firstName, ~userID], unique=true}</text:p>
      <text:p text:style-name="P20">...range filter: lastName &gt;= ? &amp; lastName &lt; ?</text:p>
      <text:p text:style-name="P20">...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7">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7">If the data source provides too many results, a filter can discard results that don't match. If filtering is required, it is always performed before any other data processing steps. This reduces the work required by say, a sort operation. </text:p>
      <text:p text:style-name="P18"/>
      <text:p text:style-name="CodeBlock"><text:span text:style-name="T10">filter: price &gt;= 100 &amp; price &lt; 200</text:span> </text:p>
      <text:p text:style-name="P18"/>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8"/>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8"/>
      <text:p text:style-name="CodeBlock"><text:span text:style-name="T10">sort: [-dateAdded]</text:span> </text:p>
      <text:p text:style-name="P18"/>
      <text:p text:style-name="Text_20_body">The above plan snippet shows a sort by descending "dateAdded". The entire plan is needed to show exactly what is going on: </text:p>
      <text:p text:style-name="P18"/>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8"/>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8"/>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8"/>
      <text:p text:style-name="P17">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7">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8"/>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8"/>
      <text:p text:style-name="P17">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8"/>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8"/>
      <text:p text:style-name="Text_20_body">The above query plan might have been produced for a query filter of "lastName = ? | birthday &gt; ?". </text:p>
      <text:h text:style-name="Heading_20_3" text:outline-level="3"><text:s/>Join </text:h>
      <text:p text:style-name="P17">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8"/>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8"/>
      <text:p text:style-name="P19"><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8"/>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24" text:outline-level="1">Appendix: Recommended practices</text:h>
      <text:p text:style-name="P25">Storables are fairly simple objects, but listed here are a few recommended practices for avoiding trouble.</text:p>
      <text:h text:style-name="P1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1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4"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76</text:page-number> of <text:page-count style:num-format="1">76</text:page-count><text:tab/>Copyright 2006-2008 Amazon Technologies Inc.<text:tab/><text:modification-date style:data-style-name="N84">2008-05-2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rbonado 1.2  User Guide</dc:title>
    <meta:initial-creator>Brian S O'Neill</meta:initial-creator>
    <meta:creation-date>2005-12-28T22:07:00</meta:creation-date>
    <dc:creator>Brian O'Neill</dc:creator>
    <dc:date>2008-05-26T10:33:46</dc:date>
    <meta:print-date>2006-01-06T16:58:00</meta:print-date>
    <dc:language>en-US</dc:language>
    <meta:editing-cycles>521</meta:editing-cycles>
    <meta:editing-duration>PT22H17M16S</meta:editing-duration>
    <meta:user-defined meta:name="Info 1"/>
    <meta:user-defined meta:name="Info 2"/>
    <meta:user-defined meta:name="Info 3"/>
    <meta:user-defined meta:name="Info 4"/>
    <meta:document-statistic meta:table-count="2" meta:image-count="0" meta:object-count="0" meta:page-count="76" meta:paragraph-count="1574" meta:word-count="19182" meta:character-count="134551"/>
  </office:meta>
</office:document-meta>
</file>